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style:font-name="Verdana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Grundlagen Terminal<text:line-break/></text:p>
      <text:list xml:id="list4537209323475952782" text:style-name="L1">
        <text:list-item>
          <text:p text:style-name="P3">Starten Sie Ihr Terminal und wechseln in das Verzeichnis /var/log<text:line-break/>Was ist der schnellste Weg?<text:line-break/><text:line-break/><text:line-break/><text:line-break/>2. Lassen Sie sich von diesem Standpunkt die folgenden Inhalte anzeigen<text:line-break/><text:line-break/>/etc/X11<text:line-break/><text:line-break/><text:line-break/>/usr/share/doc<text:line-break/><text:line-break/><text:line-break/>/var/mail<text:line-break/><text:line-break/><text:line-break/>3. Erstellen Sie mit nano die Datei datei.txt und füllen diese mit einem Text. <text:line-break/><text:line-break/>4. Ergänzen Sie diesen Text ohne die Datei zu öffnen<text:line-break/><text:line-break/>5. Wie lässt sich der Text überschreiben ohne die Datei zu öffnen?<text:line-break/><text:line-break/>6. Leiten Sie die history Ihres Terminals an less weiter<text:line-break/><text:line-break/>7. Sie möchten die Ausgabe von ls -al aus dem Root-Verzeichnis in datei.txt speichern. Wie gehen Sie vor?</text:p>
        </text:list-item>
      </text:list>
      <text:p text:style-name="P2"><text:line-break/><text:tab/>8. Leiten Sie die history an datei.txt weiter <text:line-break/><text:line-break/><text:tab/>9. Finden Sie ein weitere Beispiele für eine Umleit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7T07:29:29.99</meta:creation-date>
    <dc:date>2020-03-27T07:18:39.32</dc:date>
    <meta:editing-duration>PT2H44M26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3" meta:word-count="114" meta:character-count="709"/>
  </office:meta>
</office:document-meta>
</file>